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margin-left="0.953cm" fo:margin-right="0cm" fo:text-indent="0cm" style:auto-text-indent="false"/>
      <style:text-properties style:font-name="Courier New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120179552" text:id="ct120179552">
          <text:insertion>
            <office:change-info>
              <dc:creator>Luc Saffre</dc:creator>
              <dc:date>2011-05-06T08:41:00</dc:date>
            </office:change-info>
          </text:insertion>
        </text:changed-region>
        <text:changed-region xml:id="ct276565840" text:id="ct276565840">
          <text:insertion>
            <office:change-info>
              <dc:creator>Luc Saffre</dc:creator>
              <dc:date>2011-05-06T08:35:00</dc:date>
            </office:change-info>
          </text:insertion>
        </text:changed-region>
        <text:changed-region xml:id="ct275486856" text:id="ct275486856">
          <text:insertion>
            <office:change-info>
              <dc:creator>Luc Saffre</dc:creator>
              <dc:date>2011-05-06T08:39:00</dc:date>
            </office:change-info>
          </text:insertion>
        </text:changed-region>
        <text:changed-region xml:id="ct276566040" text:id="ct276566040">
          <text:insertion>
            <office:change-info>
              <dc:creator>Luc Saffre</dc:creator>
              <dc:date>2011-05-06T08:40:00</dc:date>
            </office:change-info>
          </text:insertion>
        </text:changed-region>
        <text:changed-region xml:id="ct120659024" text:id="ct120659024">
          <text:insertion>
            <office:change-info>
              <dc:creator>Luc Saffre</dc:creator>
              <dc:date>2011-05-06T08:40:00</dc:date>
            </office:change-info>
          </text:insertion>
        </text:changed-region>
        <text:changed-region xml:id="ct276026832" text:id="ct276026832">
          <text:insertion>
            <office:change-info>
              <dc:creator>Luc Saffre</dc:creator>
              <dc:date>2011-05-05T17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 #<text:change-start text:change-id="ct120179552"/>number<text:change-end text:change-id="ct120179552"/> : <text:s/><text:change-start text:change-id="ct276565840"/>title<text:change-end text:change-id="ct276565840"/></text:h>
      <text:p text:style-name="Standard">Appy <text:change-start text:change-id="ct275486856"/>appy_version<text:change-end text:change-id="ct275486856"/></text:p>
      <text:p text:style-name="Standard">Python <text:change-start text:change-id="ct276566040"/>python_version<text:change-end text:change-id="ct276566040"/></text:p>
      <text:p text:style-name="Standard">Platform: <text:change-start text:change-id="ct120659024"/>platform<text:change-end text:change-id="ct120659024"/></text:p>
      <text:p text:style-name="Standard"/>
      <text:section text:style-name="Sect1" text:name="Section3">
        <text:p text:style-name="Standard"><office:annotation><dc:creator>Luc Saffre</dc:creator><dc:date>2011-05-06T21:48:50.14</dc:date><text:p text:style-name="P4"><text:span text:style-name="T1">do section if HTML</text:span></text:p></office:annotation>HTML source:</text:p>
        <text:p text:style-name="Standard"/>
        <text:p text:style-name="P2"><text:change-start text:change-id="ct276026832"/>HTML<text:change-end text:change-id="ct276026832"/></text:p>
        <text:p text:style-name="P1"/>
        <text:p text:style-name="Standard">Result:</text:p>
        <text:p text:style-name="Standard"/>
        <text:p text:style-name="P3"><office:annotation><dc:creator>Luc Saffre</dc:creator><dc:date>2011-02-14T03:05:27.14</dc:date><text:p text:style-name="P5"><text:span text:style-name="T1">do text</text:span></text:p><text:p text:style-name="P5"><text:span text:style-name="T1">from xhtml(HTML)</text:span></text:p></office:annotation></text:p>
        <text:p text:style-name="Standard"/>
        <text:p text:style-name="Standard"/>
      </text:section>
      <text:p text:style-name="Standard"/>
      <text:section text:style-name="Sect1" text:name="Section2">
        <text:p text:style-name="Standard"/>
      </text:section>
      <text:section text:style-name="Sect1" text:name="Section1">
        <text:p text:style-name="Standard"><office:annotation><dc:creator>Luc Saffre</dc:creator><dc:date>2011-05-06T21:50:18.15</dc:date><text:p text:style-name="P4"><text:span text:style-name="T1">do section if RST</text:span></text:p></office:annotation>RST source:</text:p>
        <text:p text:style-name="Standard"/>
        <text:p text:style-name="P3"><office:annotation><dc:creator>Luc Saffre</dc:creator><dc:date>2011-05-06T21:54:31.15</dc:date><text:p text:style-name="P4"><text:span text:style-name="T1">do text</text:span></text:p><text:p text:style-name="P4"><text:span text:style-name="T1">from text(RST,wrap='&lt;pre&gt;%s&lt;/pre&gt;'</text:span><text:span text:style-name="T1">)</text:span></text:p></office:annotation></text:p>
        <text:p text:style-name="Standard"/>
        <text:p text:style-name="Standard">Result:</text:p>
        <text:p text:style-name="Standard"/>
        <text:p text:style-name="P3"><office:annotation><dc:creator>Luc Saffre</dc:creator><dc:date>2011-05-06T21:49:59.15</dc:date><text:p text:style-name="P4"><text:span text:style-name="T1">do text</text:span></text:p><text:p text:style-name="P4"><text:span text:style-name="T1">from restify(RST)</text:span></text:p></office:annotation></text:p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 Saffre</meta:initial-creator>
    <meta:creation-date>2011-02-14T03:03:05.64</meta:creation-date>
    <dc:date>2011-05-06T22:34:36.35</dc:date>
    <dc:creator>Luc Saffre</dc:creator>
    <meta:editing-duration>PT52M33S</meta:editing-duration>
    <meta:editing-cycles>17</meta:editing-cycles>
    <meta:generator>LibreOffice/3.3$Win32 LibreOffice_project/330m19$Build-6</meta:generator>
    <meta:document-statistic meta:table-count="0" meta:image-count="0" meta:object-count="0" meta:page-count="1" meta:paragraph-count="12" meta:word-count="17" meta:character-count="123"/>
  </office:meta>
</office:document-meta>
</file>